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Unicode', Arial, sans-serif"/>
    <style:font-face style:name="Montserrat" svg:font-family="Montserrat, sans-serif"/>
    <style:font-face style:name="Times New Roman" svg:font-family="'Times New Roman',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9a5c" officeooo:paragraph-rsid="000d9a5c"/>
    </style:style>
    <style:style style:name="P2" style:family="paragraph" style:parent-style-name="Standard">
      <style:paragraph-properties fo:text-align="center" style:justify-single-word="false"/>
      <style:text-properties fo:font-style="italic" officeooo:rsid="000d9a5c" officeooo:paragraph-rsid="000d9a5c" style:font-style-asian="italic" style:font-style-complex="italic"/>
    </style:style>
    <style:style style:name="P3" style:family="paragraph" style:parent-style-name="Standard">
      <style:paragraph-properties fo:text-align="start" style:justify-single-word="false"/>
      <style:text-properties fo:font-style="italic" officeooo:rsid="000d9a5c" officeooo:paragraph-rsid="000d9a5c" style:font-style-asian="italic" style:font-style-complex="italic"/>
    </style:style>
    <style:style style:name="P4" style:family="paragraph" style:parent-style-name="Standard">
      <style:paragraph-properties fo:text-align="start" style:justify-single-word="false"/>
      <style:text-properties fo:font-style="italic" officeooo:paragraph-rsid="000da371"/>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officeooo:rsid="000d9a5c" officeooo:paragraph-rsid="000d9a5c"/>
    </style:style>
    <style:style style:name="P7" style:family="paragraph" style:parent-style-name="Standard">
      <style:paragraph-properties style:line-height-at-least="0.2083in" fo:text-align="start" style:justify-single-word="false" fo:widows="1"/>
      <style:text-properties fo:font-variant="normal" fo:text-transform="none" fo:color="#283769" style:font-name="Lucida Grande" fo:font-size="9.75pt" fo:letter-spacing="normal" fo:font-style="normal" fo:font-weight="normal"/>
    </style:style>
    <style:style style:name="P8" style:family="paragraph" style:parent-style-name="Standard">
      <style:paragraph-properties fo:line-height="150%" fo:text-align="start" style:justify-single-word="false" fo:widows="1"/>
      <style:text-properties fo:font-variant="normal" fo:text-transform="none" fo:color="#283769" style:font-name="Lucida Grande" fo:font-size="9.75pt" fo:letter-spacing="normal" fo:font-style="normal" fo:font-weight="normal"/>
    </style:style>
    <style:style style:name="P9" style:family="paragraph" style:parent-style-name="Standard">
      <style:paragraph-properties fo:text-align="start" style:justify-single-word="false"/>
      <style:text-properties fo:font-variant="normal" fo:text-transform="none" fo:color="#283769" style:font-name="Lucida Grande" fo:font-size="9.75pt" fo:letter-spacing="normal" fo:font-style="normal" fo:font-weight="normal" officeooo:rsid="000d9a5c" officeooo:paragraph-rsid="000d9a5c"/>
    </style:style>
    <style:style style:name="P10" style:family="paragraph" style:parent-style-name="Standard">
      <style:paragraph-properties style:line-height-at-least="0.2083in" fo:text-align="start" style:justify-single-word="false" fo:widows="1"/>
      <style:text-properties fo:font-variant="normal" fo:text-transform="none" fo:color="#283769" style:font-name="Lucida Grande" fo:font-size="9.75pt" fo:letter-spacing="normal" fo:font-style="normal" fo:font-weight="normal" officeooo:rsid="000da371" officeooo:paragraph-rsid="000da371"/>
    </style:style>
    <style:style style:name="P11" style:family="paragraph" style:parent-style-name="Standard">
      <style:paragraph-properties style:line-height-at-least="0.2083in" fo:text-align="start" style:justify-single-word="false" fo:widows="1"/>
      <style:text-properties fo:font-size="9.75pt" fo:font-weight="bold"/>
    </style:style>
    <style:style style:name="P12" style:family="paragraph" style:parent-style-name="Standard">
      <style:paragraph-properties style:line-height-at-least="0.2083in" fo:text-align="start" style:justify-single-word="false" fo:widows="1"/>
      <style:text-properties fo:font-size="9.75pt"/>
    </style:style>
    <style:style style:name="P13" style:family="paragraph" style:parent-style-name="Standard">
      <style:paragraph-properties fo:margin-left="0in" fo:margin-right="0in" fo:line-height="150%" fo:text-align="start" style:justify-single-word="false" fo:widows="1" fo:text-indent="0in" style:auto-text-indent="false"/>
      <style:text-properties fo:font-variant="normal" fo:text-transform="none" fo:color="#283769" style:font-name="Lucida Grande" fo:font-size="10pt" fo:letter-spacing="normal" fo:font-style="normal" fo:font-weight="normal" fo:background-color="transparent"/>
    </style:style>
    <style:style style:name="T1" style:family="text">
      <style:text-properties style:text-position="super 58%"/>
    </style:style>
    <style:style style:name="T2" style:family="text">
      <style:text-properties fo:font-variant="normal" fo:text-transform="none" fo:color="#000000" style:font-name="Times New Roman" fo:font-size="12pt" fo:letter-spacing="normal" fo:font-style="normal" fo:font-weight="normal" officeooo:rsid="000da371" style:font-style-asian="italic" style:font-style-complex="italic"/>
    </style:style>
    <style:style style:name="T3" style:family="text">
      <style:text-properties fo:font-variant="normal" fo:text-transform="none" fo:color="#000000" style:font-name="Times New Roman" fo:font-size="12pt" fo:letter-spacing="normal" fo:font-style="normal" fo:font-weight="normal" officeooo:rsid="000d9a5c" style:font-style-asian="italic" style:font-style-complex="italic"/>
    </style:style>
    <style:style style:name="T4" style:family="text">
      <style:text-properties fo:font-variant="normal" fo:text-transform="none" fo:color="#000000" style:font-name="Times New Roman" fo:font-size="12pt" fo:letter-spacing="normal" fo:font-weight="normal" officeooo:rsid="000da371" style:font-style-asian="italic" style:font-style-complex="italic"/>
    </style:style>
    <style:style style:name="T5" style:family="text">
      <style:text-properties officeooo:rsid="000da371"/>
    </style:style>
    <style:style style:name="T6" style:family="text">
      <style:text-properties fo:font-style="italic"/>
    </style:style>
    <style:style style:name="T7" style:family="text">
      <style:text-properties fo:font-weight="bold"/>
    </style:style>
    <style:style style:name="T8" style:family="text">
      <style:text-properties fo:font-size="10pt" fo:font-style="italic" fo:background-color="transparent" loext:char-shading-value="0"/>
    </style:style>
    <style:style style:name="T9" style:family="text">
      <style:text-properties fo:font-size="10pt" fo:background-color="transparent" loext:char-shading-value="0"/>
    </style:style>
    <style:style style:name="T10" style:family="text">
      <style:text-properties officeooo:rsid="000daf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lly Brennan and Celine Ta</text:p>
      <text:p text:style-name="P1">Software Design – Spring 2015 Section 1</text:p>
      <text:p text:style-name="P1">Professors Paul Ruvolo and Ben Hill</text:p>
      <text:p text:style-name="P1">March 12<text:span text:style-name="T1">th</text:span>, 2015</text:p>
      <text:p text:style-name="P1"/>
      <text:p text:style-name="P6">Interactive Visualization <text:span text:style-name="T5">Overview</text:span></text:p>
      <text:p text:style-name="P6"/>
      <text:p text:style-name="P9"><text:span text:style-name="T7">Project Overview </text:span><text:span text:style-name="T8">[Maximum 100 words]</text:span></text:p>
      <text:p text:style-name="P10">Our project presents the happiness and contribution to GDP of each state in the US. The visualization <text:span text:style-name="T10">takes the form of a map, displaying information when the user hovers over a state. </text:span></text:p>
      <text:p text:style-name="P12"/>
      <text:p text:style-name="P8"><text:span text:style-name="T7">Results</text:span> <text:span text:style-name="T8">[~2-3 paragraphs + figures/examples]</text:span></text:p>
      <text:p text:style-name="P7">Present what you accomplished. This will be different for each project, but screenshots are likely to be helpful.</text:p>
      <text:p text:style-name="P12"/>
      <text:p text:style-name="P7"><text:span text:style-name="T7">Implementation</text:span> <text:span text:style-name="T6">[~2-3 paragraphs + UML diagram]</text:span></text:p>
      <text:p text:style-name="P8">Describe your implementation at a system architecture level. Include a UML class diagram, and talk about the major components, algorithms, data structures and how they fit together. <text:span text:style-name="T9">You should also discuss at least one design decision where you had to choose between multiple alternatives, and explain why you made the choice you did.</text:span></text:p>
      <text:p text:style-name="P11"/>
      <text:p text:style-name="P8"><text:span text:style-name="T7">Reflection </text:span><text:span text:style-name="T8">[~2 paragraphs]</text:span></text:p>
      <text:p text:style-name="P8">From a process point of view, what went well? What could you improve? <text:span text:style-name="T9">Other possible reflection topics: Was your project appropriately scoped? Did you have a good plan for unit testing? How will you use what you learned going forward? What do you wish you knew before you started that would have helped you succeed?</text:span></text:p>
      <text:p text:style-name="P13"/>
      <text:p text:style-name="P13">Also discuss your team process in your reflection. How did you plan to divide the work (e.g. split by class, always pair program together, etc.) and how did it actually happen? Were there any issues that arose while working together, and how did you address them? What would you do differently next time?</text:p>
      <text:p text:style-name="P5"><text:line-break/></text:p>
      <text:p text:style-name="P6"/>
      <text:p text:style-name="P2">Data:</text:p>
      <text:p text:style-name="P3">"Regional Data." U.S. Bureau of Economic Analysis (BEA). US Department of Commerce, 12 Dec. 2014. Web. <text:a xlink:type="simple" xlink:href="http://www.bea.gov/iTable/iTable.cfmreqid=70&amp;step=1&amp;isuri=1&amp;acrdn=1#reqid=70&amp;step=1&amp;isuri=1">http://www.bea.gov/iTable/iTable.cfmreqid=70&amp;step=1&amp;isuri=1&amp;acrdn=1#reqid=70&amp;step=1&amp;isuri=1</text:a></text:p>
      <text:p text:style-name="P3"/>
      <text:p text:style-name="P4"><text:span text:style-name="T2">Tuva Labs.</text:span><text:span text:style-name="T3"> (20</text:span><text:span text:style-name="T2">15</text:span><text:span text:style-name="T3">). </text:span><text:span text:style-name="T4">Global Happiness Project – Survey Data</text:span><text:span text:style-name="T2"> </text:span><text:span text:style-name="T3">[Data file]. Retrieved from </text:span><text:a xlink:type="simple" xlink:href="https://tuvalabs.com/datasets/csv/global_happiness_project__survey_data/">https://tuvalabs.com/datasets/csv/global_happiness_project__survey_data/</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Lucida Sans Unicode', Arial, sans-serif"/>
    <style:font-face style:name="Montserrat" svg:font-family="Montserrat, sans-serif"/>
    <style:font-face style:name="Times New Roman" svg:font-family="'Times New Roman',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9:17:51.515921004</meta:creation-date>
    <dc:date>2015-03-10T20:27:57.129986582</dc:date>
    <meta:editing-duration>P0D</meta:editing-duration>
    <meta:editing-cycles>2</meta:editing-cycles>
    <meta:generator>LibreOffice/4.2.7.2$Linux_X86_64 LibreOffice_project/420m0$Build-2</meta:generator>
    <meta:document-statistic meta:table-count="0" meta:image-count="0" meta:object-count="0" meta:page-count="1" meta:paragraph-count="18" meta:word-count="284" meta:character-count="1913" meta:non-whitespace-character-count="1641"/>
  </office:meta>
</office:document-meta>
</file>